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3e6d9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4d1b5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10pt" fo:language="ru" fo:country="RU" officeooo:rsid="00202156" officeooo:paragraph-rsid="0023e6d9" style:font-size-asian="2pt" style:font-size-complex="2pt"/>
    </style:style>
    <style:style style:name="P18" style:family="paragraph" style:parent-style-name="Обычный_20__28_веб_29_">
      <style:paragraph-properties fo:margin-left="0cm" fo:margin-right="0cm" fo:text-indent="-0.026cm" style:auto-text-indent="false">
        <style:tab-stops/>
      </style:paragraph-properties>
      <style:text-properties fo:font-size="14pt" officeooo:paragraph-rsid="0023e6d9" style:font-size-asian="14pt" style:font-size-complex="14pt"/>
    </style:style>
    <style:style style:name="P19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2pt" officeooo:paragraph-rsid="0023e6d9" style:font-size-asian="14pt" style:font-size-complex="14pt" style:font-style-complex="italic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1be683"/>
    </style:style>
    <style:style style:name="T3" style:family="text">
      <style:text-properties fo:language="ru" fo:country="RU" officeooo:rsid="0023e6d9"/>
    </style:style>
    <style:style style:name="T4" style:family="text">
      <style:text-properties fo:language="ru" fo:country="RU" officeooo:rsid="00202156"/>
    </style:style>
    <style:style style:name="T5" style:family="text">
      <style:text-properties officeooo:rsid="001c7aa8"/>
    </style:style>
    <style:style style:name="T6" style:family="text">
      <style:text-properties fo:color="#000000" fo:language="ru" fo:country="RU" officeooo:rsid="00202156"/>
    </style:style>
    <style:style style:name="T7" style:family="text">
      <style:text-properties officeooo:rsid="0023e6d9"/>
    </style:style>
    <style:style style:name="T8" style:family="text">
      <style:text-properties fo:font-size="12pt" officeooo:rsid="0023e6d9"/>
    </style:style>
    <style:style style:name="T9" style:family="text">
      <style:text-properties fo:font-size="12pt" officeooo:rsid="0023e6d9" style:font-style-complex="italic"/>
    </style:style>
    <style:style style:name="T10" style:family="text">
      <style:text-properties officeooo:rsid="0024d1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Операционные системы</text:span>»</text:p>
      <text:p text:style-name="P7">ПО ЛАБОРАТОРНОЙ РАБОТЕ №<text:span text:style-name="T2">1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7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11"><text:soft-page-break/>Задание</text:p>
      <text:p text:style-name="P19"><text:span text:style-name="T5">Создать два массива из 20 элементов <text:s/>и заполнить их случайным образом. Добавить ассемблерную вставку, действия в которой приведены ниже. Вывести результат обработки</text:span></text:p>
      <text:p text:style-name="P18"><text:span text:style-name="T9">6 вариант.</text:span><text:span text:style-name="T8"> Используя метод косвенной базовой индексной адресации заменить пятый элемент массива 2 на третий элемент массива 1. Найти сумму элементов 1 массива</text:span></text:p>
      <text:p text:style-name="P16"><text:span text:style-name="T4"/></text:p>
      <text:p text:style-name="P16"><text:span text:style-name="T4">Фрагменты ли</text:span><text:span text:style-name="T6">стинг</text:span><text:span text:style-name="T4">а</text:span></text:p>
      <text:p text:style-name="P17"><text:span text:style-name="T7">#include &lt;cstdlib&gt;</text:span></text:p>
      <text:p text:style-name="P17"><text:span text:style-name="T7">#include &lt;cstdio&gt;</text:span></text:p>
      <text:p text:style-name="P17"><text:span text:style-name="T7">#include &lt;iostream&gt;</text:span></text:p>
      <text:p text:style-name="P17"><text:span text:style-name="T7">#include &lt;ctime&gt;</text:span></text:p>
      <text:p text:style-name="P17"><text:span text:style-name="T7"/></text:p>
      <text:p text:style-name="P17"><text:span text:style-name="T7">using namespace std;</text:span></text:p>
      <text:p text:style-name="P17"><text:span text:style-name="T7"/></text:p>
      <text:p text:style-name="P17"><text:span text:style-name="T7">void printArr(int *a){</text:span></text:p>
      <text:p text:style-name="P17"><text:span text:style-name="T7"><text:s text:c="4"/>cout &lt;&lt; "\n";</text:span></text:p>
      <text:p text:style-name="P17"><text:span text:style-name="T7"><text:s text:c="4"/>for(int i = 0; i &lt; 20; ++i)</text:span></text:p>
      <text:p text:style-name="P17"><text:span text:style-name="T7"><text:s text:c="8"/>cout &lt;&lt; a[i] &lt;&lt; " ";</text:span></text:p>
      <text:p text:style-name="P17"><text:span text:style-name="T7">}</text:span></text:p>
      <text:p text:style-name="P17"><text:span text:style-name="T7"/></text:p>
      <text:p text:style-name="P17"><text:span text:style-name="T7">int main(int argc, char** argv) {</text:span></text:p>
      <text:p text:style-name="P17"><text:span text:style-name="T7"><text:s text:c="4"/>srand(time(0));</text:span></text:p>
      <text:p text:style-name="P17"><text:span text:style-name="T7"><text:s text:c="3"/>int in1 = 2, in2 = 4, n = 20, sum = 0;</text:span></text:p>
      <text:p text:style-name="P17"><text:span text:style-name="T7"><text:s text:c="3"/>int c[20] = {1,2,3,4,5,6,7,8,9,10,11,12,13,14,15,16,17,18,19,20},</text:span></text:p>
      <text:p text:style-name="P17"><text:span text:style-name="T7"><text:s text:c="7"/>d[20] = {20,19,18,17,16,15,14,13,12,11,10,9,8,7,6,5,4,3,2,1};</text:span></text:p>
      <text:p text:style-name="P17"><text:span text:style-name="T7"><text:s text:c="3"/>for(int i = 0; i &lt; n; ++i){</text:span></text:p>
      <text:p text:style-name="P17"><text:span text:style-name="T7"><text:s text:c="7"/>c[i] = rand()%101; <text:s text:c="2"/>d[i] = rand()%101; <text:s/>}</text:span></text:p>
      <text:p text:style-name="P17"><text:span text:style-name="T7"><text:s text:c="3"/>cout &lt;&lt; "initial arrays:";</text:span></text:p>
      <text:p text:style-name="P17"><text:span text:style-name="T7"><text:s text:c="3"/>printArr(&amp;c[0]); <text:s text:c="2"/>printArr(&amp;d[0]);</text:span></text:p>
      <text:p text:style-name="P17"><text:span text:style-name="T7"><text:s text:c="4"/>asm(</text:span></text:p>
      <text:p text:style-name="P17"><text:span text:style-name="T7"><text:s text:c="4"/>"mov %[in1], %%edi\n\t"</text:span></text:p>
      <text:p text:style-name="P17"><text:span text:style-name="T7"><text:s text:c="4"/>"mov (%[mas1], %%rdi, 4), %%eax\n\t"</text:span></text:p>
      <text:p text:style-name="P17"><text:span text:style-name="T7"><text:s text:c="4"/>"mov %[in2], %%edi\n\t"</text:span></text:p>
      <text:p text:style-name="P17"><text:span text:style-name="T7"><text:s text:c="4"/>"mov %%eax, (%[mas2], %%rdi, 4)"</text:span></text:p>
      <text:p text:style-name="P17"><text:span text:style-name="T7"><text:s text:c="4"/>: <text:s/></text:span></text:p>
      <text:p text:style-name="P17"><text:span text:style-name="T7"><text:s text:c="4"/>: [mas1]"r"(&amp;c), [mas2]"r"(&amp;d), [in1]"m"(in1), [in2]"m"(in2) );</text:span></text:p>
      <text:p text:style-name="P17"><text:span text:style-name="T7"><text:s text:c="4"/>cout &lt;&lt; "\n\nafter swapping:";</text:span></text:p>
      <text:p text:style-name="P17"><text:span text:style-name="T7"><text:s text:c="4"/>printArr(&amp;c[0]); <text:s text:c="3"/>printArr(&amp;d[0]);</text:span></text:p>
      <text:p text:style-name="P17"><text:span text:style-name="T7"><text:s text:c="4"/>//calc sum of mas1 elements</text:span></text:p>
      <text:p text:style-name="P17"><text:span text:style-name="T7"><text:s text:c="4"/>asm(</text:span></text:p>
      <text:p text:style-name="P17"><text:span text:style-name="T7"><text:s text:c="4"/>"mov $0, %%ecx\n\tmov $0, %[sum]\n\t"</text:span></text:p>
      <text:p text:style-name="P17"><text:span text:style-name="T7"><text:s text:c="4"/>"mov %[mas], %%rdi\n\tcalcsum:\n\t" </text:span></text:p>
      <text:p text:style-name="P17"><text:span text:style-name="T7"><text:s text:c="4"/>"add (%%rdi), %[sum]\n\tinc %%ecx\n\tadd $4, %%rdi\n\t"</text:span></text:p>
      <text:p text:style-name="P17"><text:span text:style-name="T7"><text:s text:c="4"/>"cmp %%ecx, %[len]\n\t"</text:span></text:p>
      <text:p text:style-name="P17"><text:span text:style-name="T7"><text:s text:c="4"/>"je endcalc\n\tjmp calcsum\n\tendcalc:\n\t\n\t"</text:span></text:p>
      <text:p text:style-name="P17"><text:span text:style-name="T7"><text:s text:c="4"/>: [sum]"=a"(sum)</text:span></text:p>
      <text:p text:style-name="P17"><text:span text:style-name="T7"><text:s text:c="4"/>: [len]"m"(n), [mas]"d"(&amp;c) );</text:span></text:p>
      <text:p text:style-name="P17"><text:span text:style-name="T7"><text:s text:c="4"/></text:span></text:p>
      <text:p text:style-name="P17"><text:span text:style-name="T7"><text:s text:c="4"/>cout &lt;&lt; "\n\nsum of first array elements: \n" &lt;&lt; sum;</text:span></text:p>
      <text:p text:style-name="P17"><text:span text:style-name="T7"><text:s text:c="4"/>return 0;</text:span></text:p>
      <text:p text:style-name="P17"><text:span text:style-name="T7">}</text:span></text:p>
      <text:p text:style-name="P13"/>
      <text:p text:style-name="P14">Выводы</text:p>
      <text:p text:style-name="P15"><text:span text:style-name="T10">В процессе выполнения данной лабораторной работы были получены и усвоены навыки использования ассемблерных вставок под GCC в формате команд AT&amp;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2-20T22:13:21</dc:date>
    <meta:print-date>2011-11-11T08:42:00</meta:print-date>
    <meta:editing-cycles>52</meta:editing-cycles>
    <meta:editing-duration>PT14H38M47S</meta:editing-duration>
    <meta:generator>LibreOffice/3.6$Linux_X86_64 LibreOffice_project/360m1$Build-2</meta:generator>
    <meta:document-statistic meta:table-count="0" meta:image-count="0" meta:object-count="0" meta:page-count="2" meta:paragraph-count="60" meta:word-count="274" meta:character-count="2231" meta:non-whitespace-character-count="1867"/>
    <meta:user-defined meta:name="Поле 1"/>
    <meta:user-defined meta:name="Поле 2"/>
    <meta:user-defined meta:name="Поле 3"/>
    <meta:user-defined meta:name="Поле 4"/>
  </office:meta>
</office:document-meta>
</file>